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79ce" officeooo:paragraph-rsid="001079ce"/>
    </style:style>
    <style:style style:name="P2" style:family="paragraph" style:parent-style-name="Standard">
      <style:text-properties fo:font-weight="bold" officeooo:rsid="001079ce" officeooo:paragraph-rsid="001079c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ert Desnos, 1943 (paru dans L’Honneur des poètes) </text:p>
      <text:p text:style-name="P1"/>
      <text:p text:style-name="P2"/>
      <text:p text:style-name="P2">«Ce cœur qui haïssait la guerre… »</text:p>
      <text:p text:style-name="P1"/>
      <text:p text:style-name="P1"/>
      <text:p text:style-name="P1">Ce cœur qui haïssait la guerre voilà qu’il bat pour le combat et la bataille !</text:p>
      <text:p text:style-name="P1">Ce cœur qui ne battait qu’au rythme des marées, à celui des saisons, à celui des heures du jour et de la nuit,</text:p>
      <text:p text:style-name="P1">Voilà qu’il se gonfle et qu’il envoie dans les veines un sang brûlant de salpêtre et de haine.</text:p>
      <text:p text:style-name="P1">Et qu’il mène un tel bruit dans la cervelle que les oreilles en sifflent,</text:p>
      <text:p text:style-name="P1">Et qu’il n’est pas possible que ce bruit ne se répande pas dans la ville et la campagne,</text:p>
      <text:p text:style-name="P1">Comme le son d’une cloche appelant à l’émeute et au combat.</text:p>
      <text:p text:style-name="P1">Écoutez, je l’entends qui me revient renvoyé par les échos.</text:p>
      <text:p text:style-name="P1">Mais non, c’est le bruit d’autres cœurs, de millions d’autres cœurs battant comme le mien à travers la France.</text:p>
      <text:p text:style-name="P1">Ils battent au même rythme pour la même besogne tous ces cœurs,</text:p>
      <text:p text:style-name="P1">Leur bruit est celui de la mer à l’assaut des falaises</text:p>
      <text:p text:style-name="P1">Et tout ce sang porte dans des millions de cervelles un même mot d’ordre :</text:p>
      <text:p text:style-name="P1">Révolte contre Hitler et mort à ses partisans !</text:p>
      <text:p text:style-name="P1">Pourtant ce cœur haïssait la guerre et battait au rythme des saisons,</text:p>
      <text:p text:style-name="P1">Mais un seul mot : Liberté a suffi à réveiller les vieilles colères</text:p>
      <text:p text:style-name="P1">Et des millions de Français se préparent dans l’ombre à la besogne que l’aube proche leur imposera.</text:p>
      <text:p text:style-name="P1">Car ces cœurs qui haïssaient la guerre battaient pour la liberté au rythme même des saisons et des marées,</text:p>
      <text:p text:style-name="P1">du jour et de la nui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6:02:05.582464808</meta:creation-date>
    <dc:date>2014-06-24T16:03:15.756310189</dc:date>
    <meta:editing-duration>P0D</meta:editing-duration>
    <meta:editing-cycles>1</meta:editing-cycles>
    <meta:document-statistic meta:table-count="0" meta:image-count="0" meta:object-count="0" meta:page-count="1" meta:paragraph-count="19" meta:word-count="258" meta:character-count="1359" meta:non-whitespace-character-count="1119"/>
    <meta:generator>LibreOffice/4.2.4.2$Linux_x86 LibreOffice_project/420m0$Build-2</meta:generator>
  </office:meta>
</office:document-meta>
</file>